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October 10, 2021 (06:48: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48:34Z</meta:creation-date>
    <dc:date>2021-10-10T22:48:34Z</dc:date>
    <meta:user-defined meta:name="date" meta:value-type="string">October  10, 2021 (06:48: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